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Sanskrit 2003" fo:font-size="13pt" officeooo:paragraph-rsid="000e563e" style:font-size-asian="13pt" style:font-name-complex="Sanskrit 2003" style:font-size-complex="13pt"/>
    </style:style>
    <style:style style:name="P2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Sanskrit 2003" fo:font-size="13pt" officeooo:paragraph-rsid="000e563e" style:font-size-asian="13pt" style:font-name-complex="Sanskrit 2003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6454c9e" style:font-weight-asian="bold" style:font-weight-complex="bold"/>
    </style:style>
    <style:style style:name="T3" style:family="text">
      <style:text-properties officeooo:rsid="06482e2c"/>
    </style:style>
    <style:style style:name="T4" style:family="text">
      <style:text-properties officeooo:rsid="06283241"/>
    </style:style>
    <style:style style:name="T5" style:family="text">
      <style:text-properties officeooo:rsid="0649a66f"/>
    </style:style>
    <style:style style:name="T6" style:family="text">
      <style:text-properties officeooo:rsid="064acc7f"/>
    </style:style>
    <style:style style:name="T7" style:family="text">
      <style:text-properties officeooo:rsid="064b0c05"/>
    </style:style>
    <style:style style:name="T8" style:family="text">
      <style:text-properties officeooo:rsid="064c7a4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अथ द्व्यशीतितमोऽध्यायः । </text:p>
      <text:p text:style-name="P2"><text:span text:style-name="T1">संस्कारदीक्षा</text:span><text:span text:style-name="T2">विधिः</text:span><text:line-break/>ईश्वर उवाच -<text:line-break/>वक्ष्ये संस्कारदीक्षाया विधानं शृणु षण्मुख । <text:line-break/>आवाहयेन्महेशस्य वह्निस्थस्य शि<text:span text:style-name="T3">वौ</text:span> हृदि ॥१<text:span text:style-name="T4">॥</text:span> <text:line-break/>संश्लिष्टौ तौ समभ्यर्च्य सन्तर्प्य हृदयात्मना । </text:p>
      <text:p text:style-name="P2">तयोः सन्निधये दद्यात्तेनैवा<text:span text:style-name="T3">ऽऽ</text:span>हुतिपञ्चक<text:span text:style-name="T3">म्</text:span> ॥२<text:span text:style-name="T4">॥</text:span> <text:line-break/>कुसुमेनास्त्रलिप्तेन ताडयेत्तं हृदा शिशु<text:span text:style-name="T3">म्</text:span> । <text:line-break/>प्रस्फुरत्तारकाकारं चैतन्यं तत्र भावयेत् ॥३<text:span text:style-name="T4">॥</text:span> </text:p>
      <text:p text:style-name="P2">प्रविश्य तत्र हुङ्कारमुक्तं रेचकयोगतः । <text:line-break/>संहारिण्या तदाकृष्य पूरकेण हृदि न्यसेत् ॥४<text:span text:style-name="T4">॥</text:span> <text:line-break/>ततो वागीश्वरी<text:span text:style-name="T3">ं यो</text:span>नौ मुद्रयोद्भवस<text:span text:style-name="T3">ंज्ञ</text:span>या ।<text:line-break/>हृत्सम्पुटितमन्त्रेण रेचकेन विनिक्षिपेत् ॥५<text:span text:style-name="T4">॥</text:span> <text:line-break/><text:span text:style-name="T3">ॐ</text:span> हां हां हा<text:span text:style-name="T3">मा</text:span>त्मने नमः ॥६<text:span text:style-name="T4">॥</text:span><text:line-break/>जाज्वल्यमाने नि<text:span text:style-name="T3">र्धू</text:span>मे जुहुयादिष्टसिद्धये । <text:s/><text:line-break/>अप्रवृद्धे सधूमे तु होमो वह्नौ न सिध्यति ॥<text:span text:style-name="T4">७॥</text:span> <text:line-break/>स्निग्धः प्रदक्षिणाव<text:span text:style-name="T3">र्तः</text:span> सुगन्धिः शस्यतेऽनलः । <text:line-break/>विपरीत<text:span text:style-name="T3">ः </text:span>स्फुलिङ्गी च भूमिस्पर्शः प्रशस्यते ॥<text:span text:style-name="T4">८॥</text:span> <text:line-break/>इत्येवमादिभिश्चिह्नैर्हुत्वा शिष्यस्य कल्मष<text:span text:style-name="T3">म्</text:span> । <text:line-break/>पापभक्षणहोमेन दहेद्वा तं भवात्मना ॥<text:span text:style-name="T4">९॥</text:span> <text:line-break/>द्विजत्वापादनार्थाय तथा रुद्रांशभावने । <text:s/><text:line-break/>आहारवीजसंशुद्धौ गर्भाधानाय संस्थितौ ॥<text:span text:style-name="T4">१०॥</text:span> <text:line-break/>सीमन्ते जन्मतो नामकरणाय च होमयेत् ।<text:line-break/><text:soft-page-break/>शतानि पञ्च मूलेन वौषडादिदशांशतः ॥१<text:span text:style-name="T4">१॥</text:span> <text:line-break/>शिथिलीभूतबन्धस्य शक्तावुत्कर्षणं च यत् । <text:line-break/>आत्मनो रुद्रपु<text:span text:style-name="T5">त्र</text:span>त्वे गर्भाधानं तदुच्यते ॥१<text:span text:style-name="T4">२॥</text:span> <text:line-break/>स्वान्तत्र्यात्मगुणव्यक्तिरिह पुंसवनं मत<text:span text:style-name="T5">म्</text:span> । <text:line-break/>मायात्मनोर्विवेकेन ज्ञानं सीमन्तव<text:span text:style-name="T5">र्ध</text:span>न<text:span text:style-name="T5">म्</text:span> ॥१<text:span text:style-name="T4">३॥</text:span> <text:line-break/>शिवादितत्त्व<text:span text:style-name="T5">सिद्ध</text:span>स्तु स्वीकारो जननं मत<text:span text:style-name="T5">म्</text:span> । </text:p>
      <text:p text:style-name="P2">बोधनं यच्छिवत्वेन शिवत्वार्हस्य नो मत<text:span text:style-name="T6">म् </text:span>॥<text:span text:style-name="T4">१४॥</text:span> <text:line-break/>संहारमुद्रया<text:span text:style-name="T6">ऽऽ</text:span>त्मानं स्फुरद्वह्निकणोपम<text:span text:style-name="T6">म्</text:span> ।<text:line-break/>विदधीत समादाय निजे हृदयपङ्कजे ॥१<text:span text:style-name="T4">५॥</text:span> <text:line-break/>ततः कुम्भ<text:span text:style-name="T6">क</text:span>योगेन मूलमन्त्रमुदीरयेत् ।<text:line-break/>कु<text:span text:style-name="T6">र्या</text:span>त्समवशीभावं तदा च शिवयोर्हृदि ॥<text:span text:style-name="T4">१६॥</text:span><text:line-break/>ब्रह्मादिकारणत्यागक्रमाद्रेचकयोगतः ।<text:line-break/>नीत्वा शिवान्तमात्मानमादायोद्भवमुद्रया ॥१<text:span text:style-name="T4">७॥</text:span> <text:line-break/>हृत्सम्पुटितमन्त्रेण रेचकेन विधानवित् । <text:line-break/>शिष्यस्य हृदयाम्भोजकर्णिकायां विनिक्षिपेत् ॥<text:span text:style-name="T4">१८॥</text:span> <text:line-break/>पूजां शिवस्य वह्नेश्च गुरुः कु<text:span text:style-name="T6">र्या</text:span>त्तदोचिता<text:span text:style-name="T6">म्</text:span> ।<text:line-break/>प्रणतिञ्चा<text:span text:style-name="T6">ऽऽ</text:span>त्मने शिष्यं समयान् श्रावयेत्तथा ॥<text:span text:style-name="T4">१९॥</text:span><text:line-break/>देवं न निन्देच्छास्त्राणि नि<text:span text:style-name="T6">र्मा</text:span>ल्यादि न लङ्घयेत् । <text:line-break/>शिवाग्निगुरुपूजा च क<text:span text:style-name="T6">र्त</text:span>व्या जीवितावधि ॥<text:span text:style-name="T4">२०॥</text:span><text:line-break/>बालबालिशवृद्धस्त्रीभोगभुग्व्याधितात्मना<text:span text:style-name="T6">म्</text:span> । <text:line-break/>यथाशक्ति ददीतार्थं समर्थस्य समग्रकान् ॥<text:span text:style-name="T4">२१॥</text:span><text:line-break/><text:span text:style-name="T7">व्र</text:span>ताङ्गानि जटाभस्मदण्डकौपीनसंयमान् । <text:line-break/>ईशानाद्यैर्हृदाद्यैर्वा परिजप्य यथाक्रमात् ॥<text:span text:style-name="T4">२२॥</text:span><text:line-break/><text:soft-page-break/>स्वाहान्तसंहित<text:span text:style-name="T7">ा</text:span>मन्त्रैः पात्रेष्वारोप्य पूर्ववत् । <text:line-break/>सम्पा<text:span text:style-name="T7">ताभिहु</text:span>तं हुत्वा स्थण्डिलेशाय दर्शयेत् ॥<text:span text:style-name="T4">२३॥</text:span><text:line-break/>रक्षणाय घटाधस्तादारोप्य क्षणमात्रक<text:span text:style-name="T8">म्</text:span> । <text:line-break/>शिवादाज्ञां समादाय ददीत व्रतिने गुरुः ॥<text:span text:style-name="T4">२४॥</text:span><text:line-break/>एवं समयदीक्षायां विशिष्टायां विशेषतः । <text:line-break/>वह्निहोमागमज्ञानयोग्यः सञ्जायते शि<text:span text:style-name="T8">शुः</text:span> ॥<text:span text:style-name="T4">२५॥</text:span></text:p>
      <text:p text:style-name="P1">इत्यादिमहापुराणे आग्नेये समयदीक्षाकथनं नाम द्व्यशीतितमोऽध्यायः ॥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9T14:32:42.903774103</meta:creation-date>
    <dc:date>2017-06-19T14:33:22.017142322</dc:date>
    <meta:editing-duration>PT39S</meta:editing-duration>
    <meta:editing-cycles>1</meta:editing-cycles>
    <meta:document-statistic meta:table-count="0" meta:image-count="0" meta:object-count="0" meta:page-count="3" meta:paragraph-count="6" meta:word-count="245" meta:character-count="1256" meta:non-whitespace-character-count="980"/>
    <meta:generator>LibreOffice/5.1.6.2$Linux_X86_64 LibreOffice_project/10m0$Build-2</meta:generator>
  </office:meta>
</office:document-meta>
</file>